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0835in" style:contextual-spacing="false" fo:line-height="114%" fo:text-indent="0in" style:auto-text-indent="false"/>
      <style:text-properties style:font-name="Google Sans Text" fo:font-weight="bold" officeooo:rsid="0019f071"/>
    </style:style>
    <style:style style:name="P2"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weight="bold" officeooo:rsid="0019f071"/>
    </style:style>
    <style:style style:name="P3"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officeooo:rsid="0019f071"/>
    </style:style>
    <style:style style:name="P4" style:family="paragraph" style:parent-style-name="Heading_20_3" style:list-style-name="L1">
      <style:paragraph-properties fo:margin-top="0in" fo:margin-bottom="0.0835in" style:contextual-spacing="false" fo:line-height="114%"/>
      <style:text-properties style:font-name="Google Sans Text" fo:font-weight="bold" officeooo:rsid="0019f071"/>
    </style:style>
    <style:style style:name="P5"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officeooo:rsid="0019f071"/>
    </style:style>
    <style:style style:name="P6"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officeooo:rsid="0019f071"/>
    </style:style>
    <style:style style:name="P7" style:family="paragraph" style:parent-style-name="Text_20_body">
      <style:paragraph-properties fo:margin-left="0in" fo:margin-right="0in" fo:margin-top="0in" fo:margin-bottom="0.0972in" style:contextual-spacing="false" fo:line-height="114%" fo:text-indent="0in" style:auto-text-indent="false"/>
      <style:text-properties officeooo:rsid="0019f071"/>
    </style:style>
    <style:style style:name="P8" style:family="paragraph" style:parent-style-name="Horizontal_20_Line">
      <style:paragraph-properties fo:margin-top="0in" fo:margin-bottom="0.0835in" style:contextual-spacing="false" fo:line-height="114%"/>
      <style:text-properties officeooo:rsid="0019f071"/>
    </style:style>
    <style:style style:name="P9" style:family="paragraph" style:parent-style-name="Heading_20_3">
      <style:paragraph-properties fo:margin-left="0in" fo:margin-right="0in" fo:margin-top="0in" fo:margin-bottom="0.0835in" style:contextual-spacing="false" fo:line-height="114%" fo:text-indent="0in" style:auto-text-indent="false"/>
      <style:text-properties style:font-name="Google Sans Text" fo:font-weight="bold" officeooo:rsid="0019f071"/>
    </style:style>
    <style:style style:name="P10" style:family="paragraph" style:parent-style-name="Heading_20_4">
      <style:paragraph-properties fo:margin-left="0in" fo:margin-right="0in" fo:margin-top="0in" fo:margin-bottom="0.0835in" style:contextual-spacing="false" fo:line-height="114%" fo:text-indent="0in" style:auto-text-indent="false"/>
      <style:text-properties style:font-name="Google Sans Text" fo:font-weight="bold" officeooo:rsid="0019f071"/>
    </style:style>
    <style:style style:name="P11"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officeooo:rsid="0019f071"/>
    </style:style>
    <style:style style:name="P12"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officeooo:rsid="0019f071"/>
    </style:style>
    <style:style style:name="P13"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style="italic" officeooo:rsid="0019f071"/>
    </style:style>
    <style:style style:name="P14"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officeooo:rsid="0019f071"/>
    </style:style>
    <style:style style:name="P15"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officeooo:rsid="0019f071"/>
    </style:style>
    <style:style style:name="P16"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fo:font-weight="bold" officeooo:rsid="0019f071"/>
    </style:style>
    <style:style style:name="P17"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officeooo:rsid="0019f071"/>
    </style:style>
    <style:style style:name="P18"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officeooo:rsid="0019f071"/>
    </style:style>
    <style:style style:name="P19" style:family="paragraph" style:parent-style-name="Preformatted_20_Text" style:list-style-name="L6">
      <style:paragraph-properties fo:margin-left="0in" fo:margin-right="0in" fo:margin-top="0in" fo:margin-bottom="0in" style:contextual-spacing="false" fo:line-height="114%" fo:text-indent="0in" style:auto-text-indent="false" fo:padding="0in" fo:border="none"/>
      <style:text-properties officeooo:rsid="0019f071"/>
    </style:style>
    <style:style style:name="P20" style:family="paragraph" style:parent-style-name="Preformatted_20_Text" style:list-style-name="L6">
      <style:paragraph-properties fo:margin-top="0in" fo:margin-bottom="0in" style:contextual-spacing="false" fo:line-height="114%" fo:padding="0in" fo:border="none"/>
      <style:text-properties officeooo:rsid="0019f071"/>
    </style:style>
    <style:style style:name="P21"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Google Sans Text" officeooo:rsid="0019f071"/>
    </style:style>
    <style:style style:name="P22"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text-properties officeooo:rsid="0019f071"/>
    </style:style>
    <style:style style:name="P23"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text-properties style:font-name="Google Sans Text" officeooo:rsid="0019f071"/>
    </style:style>
    <style:style style:name="P24" style:family="paragraph" style:parent-style-name="Text_20_body" style:list-style-name="L9">
      <style:paragraph-properties fo:margin-left="0in" fo:margin-right="0in" fo:margin-top="0in" fo:margin-bottom="0.0972in" style:contextual-spacing="false" fo:line-height="114%" fo:text-indent="0in" style:auto-text-indent="false" fo:padding="0in" fo:border="none"/>
      <style:text-properties style:font-name="Google Sans Text" officeooo:rsid="0019f071"/>
    </style:style>
    <style:style style:name="P25" style:family="paragraph" style:parent-style-name="Text_20_body" style:list-style-name="L9">
      <style:paragraph-properties fo:margin-left="0in" fo:margin-right="0in" fo:margin-top="0in" fo:margin-bottom="0.0972in" style:contextual-spacing="false" fo:line-height="114%" fo:text-indent="0in" style:auto-text-indent="false" fo:padding="0in" fo:border="none"/>
      <style:text-properties officeooo:rsid="0019f071"/>
    </style:style>
    <style:style style:name="P26"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text-properties officeooo:rsid="0019f071"/>
    </style:style>
    <style:style style:name="P27"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text-properties style:font-name="Google Sans Text" officeooo:rsid="0019f071"/>
    </style:style>
    <style:style style:name="P28" style:family="paragraph" style:parent-style-name="Text_20_body">
      <style:paragraph-properties fo:margin-left="0in" fo:margin-right="0in" fo:margin-top="0in" fo:margin-bottom="0.0835in" style:contextual-spacing="false" fo:line-height="114%" fo:text-indent="0in" style:auto-text-indent="false"/>
      <style:text-properties officeooo:rsid="0019f071" officeooo:paragraph-rsid="001e9377"/>
    </style:style>
    <style:style style:name="T1" style:family="text">
      <style:text-properties officeooo:rsid="001f8848"/>
    </style:style>
    <style:style style:name="T2" style:family="text">
      <style:text-properties fo:font-size="12pt" fo:background-color="transparent" loext:char-shading-value="0"/>
    </style:style>
    <style:style style:name="T3" style:family="text">
      <style:text-properties style:font-name="Google Sans Text" fo:font-weight="bold"/>
    </style:style>
    <style:style style:name="T4" style:family="text">
      <style:text-properties style:font-name="Google Sans Text"/>
    </style:style>
    <style:style style:name="T5" style:family="text">
      <style:text-properties fo:font-weight="bold"/>
    </style:style>
    <style:style style:name="T6" style:family="text">
      <style:text-properties style:font-name="Google Sans Text" fo:font-size="12pt" fo:background-color="transparent" loext:char-shading-value="0"/>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odel-response-message-contentr_a3d54f9cf6e1988f">
        <text:section text:style-name="Sect1" text:name="model-response-message-contentr_08ccd6c7c7976e25">
          <text:section text:style-name="Sect1" text:name="model-response-message-contentr_fc038b8dd8b97ff7">
            <text:h text:style-name="P1" text:outline-level="1">Analysis of Heap Sort Implementation</text:h>
            <text:p text:style-name="P2">A Peer Review Report</text:p>
            <text:p text:style-name="P3">Author: <text:span text:style-name="T1">Yerulan Arman</text:span></text:p>
            <text:p text:style-name="P3">Algorithm Under Review: <text:s/>Heap Sort, implemented by <text:span text:style-name="T1">Daniyar Absat</text:span></text:p>
            <text:p text:style-name="P3">Course: <text:span text:style-name="T1">Design and Analysis of Algorithms</text:span></text:p>
            <text:p text:style-name="P3">Date: October 5, 2025</text:p>
            <text:list text:style-name="L1">
              <text:list-header>
                <text:h text:style-name="P4" text:outline-level="3"/>
              </text:list-header>
              <text:list-item>
                <text:h text:style-name="P4" text:outline-level="3">Algorithm Overview</text:h>
              </text:list-item>
            </text:list>
            <text:p text:style-name="P5">The project under review is an implementation of the Heap Sort algorithm in Java. <text:span text:style-name="T2">1</text:span> The primary goal of this algorithm is to sort an array of integers in ascending order. The implementation accomplishes this by treating the array as a binary tree and converting it into a specific structure known as a "max-heap."</text:p>
            <text:p text:style-name="P5">A max-heap is a tree where the value of each parent node is greater than or equal to the value of its children. This property ensures that the largest element in the entire structure is always located at the root of the tree (the first element of the array).</text:p>
            <text:p text:style-name="P5">The sorting process is divided into two main phases:</text:p>
            <text:list text:style-name="L2">
              <text:list-item>
                <text:p text:style-name="P6"><text:span text:style-name="T3">Heap Building Phase:</text:span><text:span text:style-name="T4"> The algorithm first converts the entire unsorted array into a max-heap. It does this in a clever, bottom-up fashion. It starts from the last non-leaf node (at index </text:span><text:span text:style-name="Source_20_Text"><text:span text:style-name="T4">n/2 - 1</text:span></text:span><text:span text:style-name="T4">) and works its way backward to the root. For each node, it calls a helper function, </text:span><text:span text:style-name="Source_20_Text"><text:span text:style-name="T4">heapify</text:span></text:span><text:span text:style-name="T4">, which sifts the node down the tree until the max-heap property is restored for that subtree.</text:span></text:p>
              </text:list-item>
              <text:list-item>
                <text:p text:style-name="P6"><text:span text:style-name="T3">Sorting Phase:</text:span><text:span text:style-name="T4"> After the initial max-heap is built, the largest element is at the very beginning of the array. The algorithm swaps this element with the element at the very end of the array. This moves the largest value to its final, sorted position. The effective size of the heap is then reduced by one, and the </text:span><text:span text:style-name="Source_20_Text"><text:span text:style-name="T4">heapify</text:span></text:span><text:span text:style-name="T4"> function is called on the root to restore the max-heap property. This process—swapping the root element with the last element of the current heap and then heapifying the root—is repeated until all elements have been moved to their correct sorted positions.</text:span></text:p>
              </text:list-item>
            </text:list>
            <text:p text:style-name="P7"><text:soft-page-break/><text:span text:style-name="T4">The implementation includes a </text:span><text:span text:style-name="Source_20_Text"><text:span text:style-name="T4">PerformanceTracker</text:span></text:span><text:span text:style-name="T4"> class to measure key metrics such as comparisons, swaps, and execution time.</text:span></text:p>
            <text:p text:style-name="P8"/>
            <text:h text:style-name="P9" text:outline-level="3">Complexity Analysis (Part 1)</text:h>
            <text:p text:style-name="P5">This section provides a detailed breakdown of the algorithm's time and space complexity, with mathematical justifications using Big-O, Theta, and Omega notations. <text:span text:style-name="T2">2222</text:span></text:p>
            <text:h text:style-name="P10" text:outline-level="4">Time Complexity</text:h>
            <text:p text:style-name="P5">The time complexity of this Heap Sort implementation is O(nlogn) in the best, average, and worst cases. This consistency is one of Heap Sort's most significant advantages.</text:p>
            <text:list text:style-name="L3">
              <text:list-item>
                <text:p text:style-name="P11"><text:span text:style-name="T5">Best Case:</text:span> Ω(nlogn)</text:p>
              </text:list-item>
              <text:list-item>
                <text:p text:style-name="P11"><text:span text:style-name="T5">Average Case:</text:span> Θ(nlogn)</text:p>
              </text:list-item>
              <text:list-item>
                <text:p text:style-name="P11"><text:span text:style-name="T5">Worst Case:</text:span> O(nlogn)</text:p>
              </text:list-item>
            </text:list>
            <text:p text:style-name="P2">Justification:</text:p>
            <text:p text:style-name="P5">The total time taken is the sum of the time for the two main phases:</text:p>
            <text:list text:style-name="L4">
              <text:list-item>
                <text:p text:style-name="P12"><text:span text:style-name="T3">Heap Building Phase:</text:span><text:span text:style-name="T4"> The first loop in the </text:span><text:span text:style-name="Source_20_Text"><text:span text:style-name="T4">sort</text:span></text:span><text:span text:style-name="T4"> method runs from </text:span><text:span text:style-name="Source_20_Text"><text:span text:style-name="T4">n/2 - 1</text:span></text:span><text:span text:style-name="T4"> down to </text:span><text:span text:style-name="Source_20_Text"><text:span text:style-name="T4">0</text:span></text:span><text:span text:style-name="T4"> and calls </text:span><text:span text:style-name="Source_20_Text"><text:span text:style-name="T4">heapify</text:span></text:span><text:span text:style-name="T4">. While it may seem like this would be O(nlogn), a more precise analysis shows that building a heap in this bottom-up manner takes linear time, or </text:span><text:span text:style-name="T3">O(n)</text:span><text:span text:style-name="T4">. This is because most of the </text:span><text:span text:style-name="Source_20_Text"><text:span text:style-name="T4">heapify</text:span></text:span><text:span text:style-name="T4"> calls are on nodes near the bottom of the tree, which operate on very small subtrees and complete quickly.</text:span></text:p>
              </text:list-item>
              <text:list-item>
                <text:p text:style-name="P12"><text:span text:style-name="T3">Sorting Phase:</text:span><text:span text:style-name="T4"> The second loop runs </text:span><text:span text:style-name="Source_20_Text"><text:span text:style-name="T4">n-1</text:span></text:span><text:span text:style-name="T4"> times. In each iteration, it performs a swap (a constant time operation, O(1)) and then calls </text:span><text:span text:style-name="Source_20_Text"><text:span text:style-name="T4">heapify</text:span></text:span><text:span text:style-name="T4"> on the root of the shrinking heap. The height of the heap is logn. The </text:span><text:span text:style-name="Source_20_Text"><text:span text:style-name="T4">heapify</text:span></text:span><text:span text:style-name="T4"> function in the worst case will travel from the root to a leaf, which takes O(logn) time. Since this is done </text:span><text:span text:style-name="Source_20_Text"><text:span text:style-name="T4">n</text:span></text:span><text:span text:style-name="T4"> times, the total time for this phase is </text:span><text:span text:style-name="T3">O(nlogn)</text:span><text:span text:style-name="T4">.</text:span></text:p>
              </text:list-item>
            </text:list>
            <text:p text:style-name="P5">Combining the two phases, the total time complexity is O(n)+O(nlogn). In complexity analysis, we only consider the dominant term, so the final time complexity is <text:span text:style-name="T5">O(nlogn)</text:span>. Because the structure of the operations does not significantly change based on the initial order of the data, this complexity remains the same for already sorted, reverse-sorted, and random arrays.</text:p>
            <text:p text:style-name="P8"/>
            <text:h text:style-name="P9" text:outline-level="3"><text:soft-page-break/>Complexity Analysis (Part 2)</text:h>
            <text:h text:style-name="P10" text:outline-level="4">Space Complexity</text:h>
            <text:p text:style-name="P5">The space complexity of this Heap Sort implementation is <text:span text:style-name="T5">O(1)</text:span> (constant space).</text:p>
            <text:p text:style-name="P2">Justification:</text:p>
            <text:p text:style-name="P5">Heap Sort is an </text:p>
            <text:p text:style-name="P5"><text:span text:style-name="T5">in-place</text:span> sorting algorithm. <text:span text:style-name="T2">3</text:span> This means it does not require any additional memory (or "auxiliary space") that scales with the size of the input array. All sorting operations—swapping elements and restructuring the heap—are performed directly within the original array.</text:p>
            <text:p text:style-name="P7"><text:span text:style-name="T4">The only extra memory used is for a few variables to store indices (like </text:span><text:span text:style-name="Source_20_Text"><text:span text:style-name="T4">i</text:span></text:span><text:span text:style-name="T4">, </text:span><text:span text:style-name="Source_20_Text"><text:span text:style-name="T4">n</text:span></text:span><text:span text:style-name="T4">, </text:span><text:span text:style-name="Source_20_Text"><text:span text:style-name="T4">largest</text:span></text:span><text:span text:style-name="T4">, </text:span><text:span text:style-name="Source_20_Text"><text:span text:style-name="T4">left</text:span></text:span><text:span text:style-name="T4">, </text:span><text:span text:style-name="Source_20_Text"><text:span text:style-name="T4">right</text:span></text:span><text:span text:style-name="T4">) and a single temporary variable for swapping elements. The amount of memory needed for these variables is constant and does not increase as the input array </text:span><text:span text:style-name="Source_20_Text"><text:span text:style-name="T4">n</text:span></text:span><text:span text:style-name="T4"> gets larger.</text:span></text:p>
            <text:p text:style-name="P5">This makes Heap Sort an excellent choice for sorting very large datasets where memory is a concern, as it avoids the overhead of creating a copy of the array, which algorithms like Merge Sort often require.</text:p>
            <text:h text:style-name="P10" text:outline-level="4">Comparison with Partner's Algorithm</text:h>
            <text:p text:style-name="P13">(This is a placeholder for you to fill in. For example, if your partner implemented Shell Sort, you would write something like this):</text:p>
            <text:p text:style-name="P5">Compared to Shell Sort, Heap Sort offers a more predictable performance guarantee. While Shell Sort's worst-case complexity can be O(n2) depending on the gap sequence, Heap Sort's worst-case is guaranteed to be O(nlogn). However, for certain datasets (like nearly-sorted arrays), an optimized Shell Sort might perform faster in practice due to lower constant factors. Heap Sort's main advantage is its reliable </text:p>
            <text:p text:style-name="P5">O(nlogn) performance and its O(1) space complexity. <text:span text:style-name="T2">4</text:span></text:p>
            <text:p text:style-name="P8"/>
            <text:h text:style-name="P9" text:outline-level="3">Code Review (Part 1)</text:h>
            <text:p text:style-name="P5">This section identifies strengths and areas for improvement in the provided Java code. <text:span text:style-name="T2">5</text:span> The overall implementation is correct, clean, and functional.</text:p>
            <text:h text:style-name="P10" text:outline-level="4"><text:soft-page-break/>Identified Strengths</text:h>
            <text:list text:style-name="L5">
              <text:list-item>
                <text:p text:style-name="P14"><text:span text:style-name="T5">Correctness:</text:span> The core logic of the Heap Sort algorithm is implemented correctly, following the standard bottom-up heapify and sort-down process. The unit tests confirm its correctness on various data types.</text:p>
              </text:list-item>
              <text:list-item>
                <text:p text:style-name="P15"><text:span text:style-name="T3">Modularity:</text:span><text:span text:style-name="T4"> The separation of concerns between the sorting algorithm (</text:span><text:span text:style-name="Source_20_Text"><text:span text:style-name="T4">HeapSort.java</text:span></text:span><text:span text:style-name="T4">) and the metrics collection (</text:span><text:span text:style-name="Source_20_Text"><text:span text:style-name="T4">PerformanceTracker.java</text:span></text:span><text:span text:style-name="T4">) is a great design choice. It makes the code cleaner and easier to maintain.</text:span></text:p>
              </text:list-item>
              <text:list-item>
                <text:p text:style-name="P15"><text:span text:style-name="T3">Testing:</text:span><text:span text:style-name="T4"> The project includes a suite of unit tests (</text:span><text:span text:style-name="Source_20_Text"><text:span text:style-name="T4">HeapSortTest.java</text:span></text:span><text:span text:style-name="T4">) that cover important edge cases, such as already sorted arrays, reverse-sorted arrays, and arrays with duplicate values. </text:span><text:span text:style-name="T6">6</text:span></text:p>
              </text:list-item>
            </text:list>
            <text:h text:style-name="P10" text:outline-level="4">Identification of Inefficient Code Sections</text:h>
            <text:p text:style-name="P5">The algorithm itself is efficient, and there are no significant performance bottlenecks in the code. <text:span text:style-name="T2">7</text:span> The implementation correctly reflects the </text:p>
            <text:p text:style-name="P5">O(nlogn) nature of Heap Sort.</text:p>
            <text:p text:style-name="P7"><text:span text:style-name="T4">However, a design inefficiency exists in how the </text:span><text:span text:style-name="Source_20_Text"><text:span text:style-name="T4">PerformanceTracker</text:span></text:span><text:span text:style-name="T4"> is used. The </text:span><text:span text:style-name="Source_20_Text"><text:span text:style-name="T4">HeapSort</text:span></text:span><text:span text:style-name="T4"> class creates and manages its own </text:span><text:span text:style-name="Source_20_Text"><text:span text:style-name="T4">PerformanceTracker</text:span></text:span><text:span text:style-name="T4"> instance. This is known as </text:span><text:span text:style-name="T3">tight coupling</text:span><text:span text:style-name="T4">. It means the </text:span><text:span text:style-name="Source_20_Text"><text:span text:style-name="T4">HeapSort</text:span></text:span><text:span text:style-name="T4"> class cannot be used without also running the performance tracking logic and printing results to the console. This reduces the reusability of the sorting class in other contexts where performance tracking is not needed.</text:span></text:p>
            <text:p text:style-name="P8"/>
            <text:h text:style-name="P9" text:outline-level="3">Code Review (Part 2)</text:h>
            <text:p text:style-name="P5"><text:span text:style-name="T5">Specific Optimization Suggestions</text:span> <text:span text:style-name="T2">8</text:span></text:p>
            <text:p text:style-name="P5">Based on the review, here are specific suggestions to improve the code's design, flexibility, and testability.</text:p>
            <text:list text:style-name="L6">
              <text:list-item>
                <text:p text:style-name="P16">Decouple the Performance Tracker</text:p>
                <text:list>
                  <text:list-item>
                    <text:p text:style-name="P17"><text:span text:style-name="T3">Problem:</text:span><text:span text:style-name="T4"> The </text:span><text:span text:style-name="Source_20_Text"><text:span text:style-name="T4">HeapSort</text:span></text:span><text:span text:style-name="T4"> class is not reusable without the console output from </text:span><text:span text:style-name="Source_20_Text"><text:span text:style-name="T4">PerformanceTracker</text:span></text:span><text:span text:style-name="T4">.</text:span></text:p>
                  </text:list-item>
                  <text:list-item>
                    <text:p text:style-name="P17"><text:span text:style-name="T3">Suggestion:</text:span><text:span text:style-name="T4"> Modify the </text:span><text:span text:style-name="Source_20_Text"><text:span text:style-name="T4">sort</text:span></text:span><text:span text:style-name="T4"> method to accept the </text:span><text:span text:style-name="Source_20_Text"><text:span text:style-name="T4">PerformanceTracker</text:span></text:span><text:span text:style-name="T4"> as an optional parameter. This is a form of </text:span><text:span text:style-name="T3">Dependency Injection</text:span><text:span text:style-name="T4">.</text:span></text:p>
                    <text:p text:style-name="P18">Java</text:p>
                    <text:p text:style-name="P19"><text:soft-page-break/><text:span text:style-name="Source_20_Text"><text:span text:style-name="T4">// Original</text:span></text:span></text:p>
                    <text:p text:style-name="P19"><text:span text:style-name="Source_20_Text"><text:span text:style-name="T4">// public void sort(int[] arr) { ... }</text:span></text:span></text:p>
                    <text:p text:style-name="P20"/>
                    <text:p text:style-name="P19"><text:span text:style-name="Source_20_Text"><text:span text:style-name="T4">// Suggested Improvement</text:span></text:span></text:p>
                    <text:p text:style-name="P19"><text:span text:style-name="Source_20_Text"><text:span text:style-name="T4">public void sort(int[] arr, PerformanceTracker tracker) {</text:span></text:span></text:p>
                    <text:p text:style-name="P19"><text:span text:style-name="Source_20_Text"><text:s text:c="4"/></text:span><text:span text:style-name="Source_20_Text"><text:span text:style-name="T4">// ... (use the passed tracker)</text:span></text:span></text:p>
                    <text:p text:style-name="P19"><text:span text:style-name="Source_20_Text"><text:s text:c="4"/></text:span><text:span text:style-name="Source_20_Text"><text:span text:style-name="T4">// if (tracker != null) { tracker.incrementSwaps(); }</text:span></text:span></text:p>
                    <text:p text:style-name="P20"><text:span text:style-name="Source_20_Text"><text:span text:style-name="T4">}</text:span></text:span></text:p>
                    <text:p text:style-name="P20"/>
                    <text:p text:style-name="P19"><text:span text:style-name="Source_20_Text"><text:span text:style-name="T4">// You can also provide a simple version for convenience</text:span></text:span></text:p>
                    <text:p text:style-name="P19"><text:span text:style-name="Source_20_Text"><text:span text:style-name="T4">public void sort(int[] arr) {</text:span></text:span></text:p>
                    <text:p text:style-name="P19"><text:span text:style-name="Source_20_Text"><text:s text:c="4"/></text:span><text:span text:style-name="Source_20_Text"><text:span text:style-name="T4">sort(arr, null); // Sort without tracking</text:span></text:span></text:p>
                    <text:p text:style-name="P20"><text:span text:style-name="Source_20_Text"><text:span text:style-name="T4">}</text:span></text:span></text:p>
                  </text:list-item>
                  <text:list-item>
                    <text:p text:style-name="P17"><text:span text:style-name="T3">Rationale:</text:span><text:span text:style-name="T4"> This change makes the </text:span><text:span text:style-name="Source_20_Text"><text:span text:style-name="T4">HeapSort</text:span></text:span><text:span text:style-name="T4"> class a standalone utility. Other parts of an application can use it for sorting without being forced to track performance. It improves modularity and reusability. </text:span><text:span text:style-name="T6">9</text:span></text:p>
                  </text:list-item>
                </text:list>
              </text:list-item>
              <text:list-item>
                <text:p text:style-name="P16">Improve Unit Test Coverage</text:p>
                <text:list>
                  <text:list-item>
                    <text:p text:style-name="P18"><text:span text:style-name="T5">Problem:</text:span> The test suite is good but has a minor naming error and misses a key edge case.</text:p>
                  </text:list-item>
                  <text:list-item>
                    <text:p text:style-name="P17"><text:span text:style-name="T3">Suggestion 1:</text:span><text:span text:style-name="T4"> Rename the test method </text:span><text:span text:style-name="Source_20_Text"><text:span text:style-name="T4">testEmptyArray</text:span></text:span><text:span text:style-name="T4"> to </text:span><text:span text:style-name="Source_20_Text"><text:span text:style-name="T4">testSingleElementArray</text:span></text:span><text:span text:style-name="T4">. The current test uses an array with one element, </text:span><text:span text:style-name="Source_20_Text"><text:span text:style-name="T4">new int[]{42}</text:span></text:span><text:span text:style-name="T4">, not an empty one.</text:span></text:p>
                  </text:list-item>
                  <text:list-item>
                    <text:p text:style-name="P17"><text:span text:style-name="T3">Suggestion 2:</text:span><text:span text:style-name="T4"> Add a new test case for a truly empty array (</text:span><text:span text:style-name="Source_20_Text"><text:span text:style-name="T4">new int[]{}</text:span></text:span><text:span text:style-name="T4">). This ensures the algorithm handles this input gracefully without errors.</text:span></text:p>
                    <text:p text:style-name="P18">Java</text:p>
                    <text:p text:style-name="P19"><text:span text:style-name="Source_20_Text"><text:span text:style-name="T4">@Test</text:span></text:span></text:p>
                    <text:p text:style-name="P19"><text:span text:style-name="Source_20_Text"><text:span text:style-name="T4">void testTrulyEmptyArray() {</text:span></text:span></text:p>
                    <text:p text:style-name="P19"><text:span text:style-name="Source_20_Text"><text:s text:c="4"/></text:span><text:span text:style-name="Source_20_Text"><text:span text:style-name="T4">int[] arr = {};</text:span></text:span></text:p>
                    <text:p text:style-name="P19"><text:span text:style-name="Source_20_Text"><text:s text:c="4"/></text:span><text:span text:style-name="Source_20_Text"><text:span text:style-name="T4">new HeapSort().sort(arr);</text:span></text:span></text:p>
                    <text:p text:style-name="P19"><text:span text:style-name="Source_20_Text"><text:s text:c="4"/></text:span><text:span text:style-name="Source_20_Text"><text:span text:style-name="T4">assertArrayEquals(new int[]{}, arr);</text:span></text:span></text:p>
                    <text:p text:style-name="P20"><text:span text:style-name="Source_20_Text"><text:span text:style-name="T4">}</text:span></text:span></text:p>
                  </text:list-item>
                  <text:list-item>
                    <text:p text:style-name="P18"><text:span text:style-name="T5">Rationale:</text:span> Comprehensive testing of all edge cases prevents runtime errors and increases confidence in the algorithm's correctness. <text:span text:style-name="T2">10</text:span></text:p>
                  </text:list-item>
                </text:list>
              </text:list-item>
            </text:list>
            <text:p text:style-name="P8"/>
            <text:h text:style-name="P9" text:outline-level="3">Empirical Results</text:h>
            <text:p text:style-name="P5">This section analyzes the framework for empirical validation and proposes how to use it to confirm the theoretical complexity. <text:span text:style-name="T2">11</text:span></text:p>
            <text:h text:style-name="P10" text:outline-level="4"><text:soft-page-break/>Current Benchmarking Setup</text:h>
            <text:p text:style-name="P7"><text:span text:style-name="T4">The project includes a </text:span><text:span text:style-name="Source_20_Text"><text:span text:style-name="T4">BenchmarkRunner.java</text:span></text:span><text:span text:style-name="T4"> class that measures the performance of the Heap Sort algorithm. It correctly tests the sort on arrays of increasing sizes (</text:span></text:p>
            <text:p text:style-name="P5">n=100,1000,10000,100000). <text:span text:style-name="T2">12</text:span> The results are printed to the console, showing the execution time and other metrics captured by </text:p>
            <text:p text:style-name="P7"><text:span text:style-name="Source_20_Text"><text:span text:style-name="T4">PerformanceTracker</text:span></text:span><text:span text:style-name="T4">. This setup is effective for getting a baseline performance measurement.</text:span></text:p>
            <text:h text:style-name="P10" text:outline-level="4">Validation of Theoretical Complexity</text:h>
            <text:p text:style-name="P5">To fully validate the theoretical O(nlogn) complexity, the empirical tests should demonstrate two things:</text:p>
            <text:list text:style-name="L7">
              <text:list-item>
                <text:p text:style-name="P21">The execution time grows in a way that is consistent with an nlogn function.</text:p>
              </text:list-item>
              <text:list-item>
                <text:p text:style-name="P21">This growth pattern holds true for different types of input data (random, sorted, reverse-sorted).</text:p>
              </text:list-item>
            </text:list>
            <text:p text:style-name="P7"><text:span text:style-name="T4">The current </text:span><text:span text:style-name="Source_20_Text"><text:span text:style-name="T4">BenchmarkRunner</text:span></text:span><text:span text:style-name="T4"> only tests random data. To make the validation more robust, it should be expanded to test other data distributions as required by the assignment. </text:span><text:span text:style-name="T6">13</text:span></text:p>
            <text:p text:style-name="P2">Proposed Improvements for Empirical Testing:</text:p>
            <text:list text:style-name="L8">
              <text:list-item>
                <text:p text:style-name="P22"><text:span text:style-name="T3">Test Multiple Data Distributions:</text:span><text:span text:style-name="T4"> Modify </text:span><text:span text:style-name="Source_20_Text"><text:span text:style-name="T4">BenchmarkRunner</text:span></text:span><text:span text:style-name="T4"> to generate and test the following types of arrays for each size </text:span><text:span text:style-name="Source_20_Text"><text:span text:style-name="T4">n</text:span></text:span><text:span text:style-name="T4">:</text:span></text:p>
                <text:list>
                  <text:list-item>
                    <text:p text:style-name="P23"><text:span text:style-name="T5">Random Array:</text:span> (Already implemented)</text:p>
                  </text:list-item>
                  <text:list-item>
                    <text:p text:style-name="P23"><text:span text:style-name="T5">Reverse-Sorted Array:</text:span> This is the typical worst-case scenario for many sorting algorithms. The test should confirm that performance does not degrade below O(nlogn).</text:p>
                  </text:list-item>
                  <text:list-item>
                    <text:p text:style-name="P23"><text:span text:style-name="T5">Already-Sorted Array:</text:span> To test the best-case scenario.</text:p>
                  </text:list-item>
                </text:list>
              </text:list-item>
              <text:list-item>
                <text:p text:style-name="P22"><text:span text:style-name="T3">Data Collection and Plotting:</text:span><text:span text:style-name="T4"> The output from the </text:span><text:span text:style-name="Source_20_Text"><text:span text:style-name="T4">PerformanceTracker</text:span></text:span><text:span text:style-name="T4"> should be saved to a CSV file instead of just printed to the console. This data can then be used to generate plots.</text:span></text:p>
                <text:list>
                  <text:list-item>
                    <text:p text:style-name="P23"><text:span text:style-name="T5">Plot 1: Execution Time vs. Input Size (n):</text:span> This is the most important plot. <text:span text:style-name="T2">14</text:span> For all data types, the curve should bend slightly, appearing faster than an </text:p>
                    <text:p text:style-name="P23"><text:soft-page-break/>O(n2) quadratic curve but slower than a straight O(n) linear line. This visual result would validate the </text:p>
                    <text:p text:style-name="P23">O(nlogn) analysis. <text:span text:style-name="T2">15</text:span></text:p>
                  </text:list-item>
                  <text:list-item>
                    <text:p text:style-name="P23"><text:span text:style-name="T5">Plot 2: Comparisons vs. Input Size (n):</text:span> This plot can also help visualize the O(nlogn) relationship, as the number of comparisons is a primary driver of runtime.</text:p>
                  </text:list-item>
                </text:list>
              </text:list-item>
            </text:list>
            <text:p text:style-name="P5">By implementing these tests, the empirical results would provide strong evidence to support the theoretical complexity analysis. <text:span text:style-name="T2">16</text:span></text:p>
            <text:p text:style-name="P8"/>
            <text:h text:style-name="P9" text:outline-level="3">Conclusion</text:h>
            <text:p text:style-name="P5">This report conducted a comprehensive analysis of a Java implementation of the Heap Sort algorithm. The review found that the implementation is <text:span text:style-name="T5">correct, functional, and performs efficiently</text:span>, adhering to the established theoretical complexities of the algorithm.</text:p>
            <text:p text:style-name="P2">Summary of Findings:</text:p>
            <text:list text:style-name="L9">
              <text:list-item>
                <text:p text:style-name="P24"><text:span text:style-name="T5">Complexity:</text:span> The algorithm correctly implements Heap Sort with a time complexity of <text:span text:style-name="T5">O(nlogn)</text:span> for best, average, and worst cases, and a space complexity of <text:span text:style-name="T5">O(1)</text:span>, making it both fast and memory-efficient.</text:p>
              </text:list-item>
              <text:list-item>
                <text:p text:style-name="P25"><text:span text:style-name="T3">Code Quality:</text:span><text:span text:style-name="T4"> The code is well-structured, particularly with the modular </text:span><text:span text:style-name="Source_20_Text"><text:span text:style-name="T4">PerformanceTracker</text:span></text:span><text:span text:style-name="T4"> class. The unit tests provide good coverage for several key scenarios.</text:span></text:p>
              </text:list-item>
              <text:list-item>
                <text:p text:style-name="P24"><text:span text:style-name="T5">Validation:</text:span> The project includes a solid foundation for empirical testing, capable of measuring performance on random data of increasing sizes.</text:p>
              </text:list-item>
            </text:list>
            <text:p text:style-name="P5"><text:span text:style-name="T5">Optimization Recommendations:</text:span> <text:span text:style-name="T2">17</text:span></text:p>
            <text:p text:style-name="P5">While the implementation is strong, the following recommendations are proposed to enhance its design and robustness:</text:p>
            <text:list text:style-name="L10">
              <text:list-item>
                <text:p text:style-name="P26"><text:span text:style-name="T3">Decouple </text:span><text:span text:style-name="Source_20_Text"><text:span text:style-name="T3">PerformanceTracker</text:span></text:span><text:span text:style-name="T3">:</text:span><text:span text:style-name="T4"> The </text:span><text:span text:style-name="Source_20_Text"><text:span text:style-name="T4">HeapSort</text:span></text:span><text:span text:style-name="T4"> class should not be responsible for creating its own tracker. Passing the tracker as a parameter would make the sorting code more reusable and align with modern software design principles.</text:span></text:p>
              </text:list-item>
              <text:list-item>
                <text:p text:style-name="P27"><text:span text:style-name="T5">Expand Testing:</text:span> The unit tests should be updated to include a test for truly empty arrays. The benchmark runner should be expanded to test performance on <text:soft-page-break/>reverse-sorted and already-sorted data to provide a more complete empirical validation of the algorithm's consistency.</text:p>
              </text:list-item>
            </text:list>
            <text:p text:style-name="P5">In conclusion, this is a high-quality implementation of Heap Sort. By incorporating the suggested improvements, the project can be made even more robust, reusable, and thoroughly validated.</text:p>
          </text:section>
          <text:p text:style-name="P28"/>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5T15:35:35.498721231</meta:creation-date>
    <dc:date>2025-10-05T22:12:23.166875321</dc:date>
    <meta:editing-duration>PT45M12S</meta:editing-duration>
    <meta:editing-cycles>8</meta:editing-cycles>
    <meta:generator>LibreOffice/25.2.6.2$Linux_X86_64 LibreOffice_project/520$Build-2</meta:generator>
    <meta:document-statistic meta:table-count="0" meta:image-count="0" meta:object-count="0" meta:page-count="8" meta:paragraph-count="113" meta:word-count="1949" meta:character-count="12176" meta:non-whitespace-character-count="10368"/>
  </office:meta>
</office:document-meta>
</file>